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ine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in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.Define( ParsingContext parsingContext , StartElement raw , Attributes attr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ine.endNotif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efine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